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EM_EKF_tuner</text:p>
      <text:p text:style-name="Standard">Running Baseline (Human-Tuned) pass...</text:p>
      <text:p text:style-name="Standard">Starting EM Algorithm (20 iterations)...</text:p>
      <text:p text:style-name="Standard"><text:s text:c="2"/>Iteration 1... <text:s text:c="3"/>Log-Likelihood: 120290.7320</text:p>
      <text:p text:style-name="Standard"><text:s/>RMSE: 0.0153</text:p>
      <text:p text:style-name="Standard"><text:s text:c="2"/>Iteration 2... <text:s text:c="3"/>Log-Likelihood: 122262.2039</text:p>
      <text:p text:style-name="Standard"><text:s/>RMSE: 0.0160</text:p>
      <text:p text:style-name="Standard"><text:s text:c="2"/>Iteration 3... <text:s text:c="3"/>Log-Likelihood: 123429.2984</text:p>
      <text:p text:style-name="Standard"><text:s/>RMSE: 0.0163</text:p>
      <text:p text:style-name="Standard"><text:s text:c="2"/>Iteration 4... <text:s text:c="3"/>Log-Likelihood: 124162.0279</text:p>
      <text:p text:style-name="Standard"><text:s/>RMSE: 0.0163</text:p>
      <text:p text:style-name="Standard"><text:s text:c="2"/>Iteration 5... <text:s text:c="3"/>Log-Likelihood: 124623.5180</text:p>
      <text:p text:style-name="Standard"><text:s/>RMSE: 0.0162</text:p>
      <text:p text:style-name="Standard"><text:s text:c="2"/>Iteration 6... <text:s text:c="3"/>Log-Likelihood: 124916.1463</text:p>
      <text:p text:style-name="Standard"><text:s/>RMSE: 0.0160</text:p>
      <text:p text:style-name="Standard"><text:s text:c="2"/>Iteration 7... <text:s text:c="3"/>Log-Likelihood: 125105.8776</text:p>
      <text:p text:style-name="Standard"><text:s/>RMSE: 0.0159</text:p>
      <text:p text:style-name="Standard"><text:s text:c="2"/>Iteration 8... <text:s text:c="3"/>Log-Likelihood: 125233.6900</text:p>
      <text:p text:style-name="Standard"><text:s/>RMSE: 0.0157</text:p>
      <text:p text:style-name="Standard"><text:s text:c="2"/>Iteration 9... <text:s text:c="3"/>Log-Likelihood: 125324.0171</text:p>
      <text:p text:style-name="Standard"><text:s/>RMSE: 0.0155</text:p>
      <text:p text:style-name="Standard"><text:s text:c="2"/>Iteration 10... <text:s text:c="3"/>Log-Likelihood: 125391.0840</text:p>
      <text:p text:style-name="Standard"><text:s/>RMSE: 0.0154</text:p>
      <text:p text:style-name="Standard"><text:s text:c="2"/>Iteration 11... <text:s text:c="3"/>Log-Likelihood: 125443.1579</text:p>
      <text:p text:style-name="Standard"><text:s/>RMSE: 0.0152</text:p>
      <text:p text:style-name="Standard"><text:s text:c="2"/>Iteration 12... <text:s text:c="3"/>Log-Likelihood: 125485.1305</text:p>
      <text:p text:style-name="Standard"><text:s/>RMSE: 0.0151</text:p>
      <text:p text:style-name="Standard"><text:s text:c="2"/>Iteration 13... <text:s text:c="3"/>Log-Likelihood: 125519.9903</text:p>
      <text:p text:style-name="Standard"><text:s/>RMSE: 0.0150</text:p>
      <text:p text:style-name="Standard"><text:s text:c="2"/>Iteration 14... <text:s text:c="3"/>Log-Likelihood: 125549.6356</text:p>
      <text:p text:style-name="Standard"><text:s/>RMSE: 0.0149</text:p>
      <text:p text:style-name="Standard"><text:s text:c="2"/>Iteration 15... <text:s text:c="3"/>Log-Likelihood: 125575.3217</text:p>
      <text:p text:style-name="Standard"><text:s/>RMSE: 0.0148</text:p>
      <text:p text:style-name="Standard"><text:s text:c="2"/>Iteration 16... <text:s text:c="3"/>Log-Likelihood: 125597.9109</text:p>
      <text:p text:style-name="Standard"><text:s/>RMSE: 0.0147</text:p>
      <text:p text:style-name="Standard"><text:s text:c="2"/>Iteration 17... <text:s text:c="3"/>Log-Likelihood: 125618.0160</text:p>
      <text:p text:style-name="Standard"><text:s/>RMSE: 0.0146</text:p>
      <text:p text:style-name="Standard"><text:s text:c="2"/>Iteration 18... <text:s text:c="3"/>Log-Likelihood: 125636.0857</text:p>
      <text:p text:style-name="Standard"><text:s/>RMSE: 0.0145</text:p>
      <text:p text:style-name="Standard"><text:s text:c="2"/>Iteration 19... <text:s text:c="3"/>Log-Likelihood: 125652.4577</text:p>
      <text:p text:style-name="Standard"><text:s/>RMSE: 0.0144</text:p>
      <text:p text:style-name="Standard"><text:s text:c="2"/>Iteration 20... <text:s text:c="3"/>Log-Likelihood: 125667.3918</text:p>
      <text:p text:style-name="Standard"><text:s/>RMSE: 0.0144</text:p>
      <text:p text:style-name="Standard"/>
      <text:p text:style-name="Standard">EM Algorithm Converged.</text:p>
      <text:p text:style-name="Standard">Learned Process Noise Q (Diagonal):</text:p>
      <text:p text:style-name="Standard"><text:s text:c="3"/>1.0e+03 *</text:p>
      <text:p text:style-name="Standard"/>
      <text:p text:style-name="Standard"><text:s text:c="4"/>0.0000</text:p>
      <text:p text:style-name="Standard"><text:soft-page-break/><text:s text:c="4"/>0.0000</text:p>
      <text:p text:style-name="Standard"><text:s text:c="4"/>0.0000</text:p>
      <text:p text:style-name="Standard"><text:s text:c="4"/>0.0200</text:p>
      <text:p text:style-name="Standard"><text:s text:c="4"/>1.0563</text:p>
      <text:p text:style-name="Standard"><text:s text:c="4"/>0.0236</text:p>
      <text:p text:style-name="Standard"/>
      <text:p text:style-name="Standard">Learned Measurement Noise R (Diagonal):</text:p>
      <text:p text:style-name="Standard"><text:s text:c="4"/>0.0095</text:p>
      <text:p text:style-name="Standard"><text:s text:c="4"/>0.0000</text:p>
      <text:p text:style-name="Standard"><text:s text:c="4"/>0.0000</text:p>
      <text:p text:style-name="Standard"><text:s text:c="4"/>0.0008</text:p>
      <text:p text:style-name="Standard"/>
      <text:p text:style-name="Standard">Plotting comparison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20:34:14.165459751</meta:creation-date>
    <dc:date>2025-11-25T20:34:31.572809085</dc:date>
    <meta:editing-duration>PT18S</meta:editing-duration>
    <meta:editing-cycles>1</meta:editing-cycles>
    <meta:document-statistic meta:table-count="0" meta:image-count="0" meta:object-count="0" meta:page-count="2" meta:paragraph-count="58" meta:word-count="158" meta:character-count="1535" meta:non-whitespace-character-count="1272"/>
    <meta:generator>LibreOffice/7.3.7.2$Linux_X86_64 LibreOffice_project/30$Build-2</meta:generator>
  </office:meta>
</office:document-meta>
</file>